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string" calcext:value-type="string">
            <text:p>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pmod_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string" calcext:value-type="string">
            <text:p>pmod_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string" calcext:value-type="string">
            <text:p>pmod_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string" calcext:value-type="string">
            <text:p>pmod_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pmod_7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string" calcext:value-type="string">
            <text:p>pmod_8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string" calcext:value-type="string">
            <text:p>pmod_9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pmod_1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string" calcext:value-type="string">
            <text:p>led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led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string" calcext:value-type="string">
            <text:p>led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string" calcext:value-type="string">
            <text:p>led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string" calcext:value-type="string">
            <text:p>led5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string" calcext:value-type="string">
            <text:p>txd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string" calcext:value-type="string">
            <text:p>sd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string" calcext:value-type="string">
            <text:p>rx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string" calcext:value-type="string">
            <text:p>j1_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string" calcext:value-type="string">
            <text:p>j1_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string" calcext:value-type="string">
            <text:p>j1_5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j1_6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string" calcext:value-type="string">
            <text:p>j1_7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string" calcext:value-type="string">
            <text:p>j1_8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 office:value-type="string" calcext:value-type="string">
            <text:p>j1_9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string" calcext:value-type="string">
            <text:p>j1_1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string" calcext:value-type="string">
            <text:p>dcd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dsr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dtr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cts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rtsn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rs232_tx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rs232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j3_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string" calcext:value-type="string">
            <text:p>j3_4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string" calcext:value-type="string">
            <text:p>j3_5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j3_6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string" calcext:value-type="string">
            <text:p>j3_7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j3_8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string" calcext:value-type="string">
            <text:p>j3_9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j3_10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0:04:00.063152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09:10.603776331</meta:creation-date>
    <dc:date>2016-10-26T10:04:25.253298096</dc:date>
    <meta:editing-duration>PT35M39S</meta:editing-duration>
    <meta:editing-cycles>9</meta:editing-cycles>
    <meta:generator>LibreOffice/5.1.4.2$Linux_X86_64 LibreOffice_project/10m0$Build-2</meta:generator>
    <meta:document-statistic meta:table-count="1" meta:cell-count="200" meta:object-count="0"/>
  </office:meta>
</office:document-meta>
</file>